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bold" fo:font-family="Calibri" style:font-family-asian="Calibri" style:font-family-complex="Calibri" fo:background-color="transparent" fo:color="#000000"/>
    </style:style>
    <style:style style:name="T465" style:family="text">
      <style:text-properties fo:font-size="11.00pt" fo:font-weight="bold"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1.00pt" fo:font-weight="bold"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bold" fo:font-family="Calibri" style:font-family-asian="Calibri" style:font-family-complex="Calibri" fo:background-color="transparent" fo:color="#000000"/>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bold" fo:font-family="Calibri" style:font-family-asian="Calibri" style:font-family-complex="Calibri"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bold"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1.00pt" fo:font-weight="bold"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bold"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bold"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1.00pt" fo:font-weight="bold" fo:font-family="Calibri" style:font-family-asian="Calibri" style:font-family-complex="Calibri" fo:background-color="transparent" fo:color="#000000"/>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fo:color="#000000"/>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bold" fo:font-family="Calibri" style:font-family-asian="Calibri" style:font-family-complex="Calibri" fo:background-color="transparent" fo:color="#000000"/>
    </style:style>
    <style:style style:name="T493" style:family="text">
      <style:text-properties fo:font-size="11.00pt" fo:font-weight="normal" fo:font-family="Calibri" style:font-family-asian="Calibri" style:font-family-complex="Calibri" fo:background-color="transparent" fo:color="#000000"/>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1.00pt" fo:font-weight="bold" fo:font-family="Calibri" style:font-family-asian="Calibri" style:font-family-complex="Calibri" fo:background-color="transparent" fo:color="#000000"/>
    </style:style>
    <style:style style:name="T497" style:family="text">
      <style:text-properties fo:font-size="11.00pt" fo:font-weight="normal" fo:font-family="Calibri" style:font-family-asian="Calibri" style:font-family-complex="Calibri" fo:background-color="transparent" fo:color="#000000"/>
    </style:style>
    <style:style style:name="T49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style:style style:name="P365" style:family="paragraph">
      <style:paragraph-properties fo:line-height="115.00%" fo:text-align="center"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2"/></text:p>
      <text:p text:style-name="P354"><text:span text:style-name="T452"/></text:p>
      <text:p text:style-name="P355"><text:span text:style-name="T452"/></text:p>
      <text:p text:style-name="P355"><text:span text:style-name="T453">Sprint 105: Update spell info card/window view (COMPLETED 9/4/20)</text:span></text:p>
      <text:p text:style-name="P356"><text:span text:style-name="T453">Ability Info Card window ideas</text:span></text:p>
      <text:p text:style-name="P356"><text:span text:style-name="T454">- New scripts</text:span></text:p>
      <text:p text:style-name="P356"><text:span text:style-name="T454"><text:tab/>- AbilityInfoSheet</text:span></text:p>
      <text:p text:style-name="P356"><text:span text:style-name="T454"><text:tab/>- AbilityInfoSheetController</text:span></text:p>
      <text:p text:style-name="P356"><text:span text:style-name="T454">- Ability Info Sheet visual elements needed for display</text:span></text:p>
      <text:p text:style-name="P356"><text:span text:style-name="T454"><text:tab/>- Ability Name</text:span></text:p>
      <text:p text:style-name="P356"><text:span text:style-name="T454"><text:tab/>- Ability Image/sprite</text:span></text:p>
      <text:p text:style-name="P356"><text:span text:style-name="T454"><text:tab/>- Ability Description</text:span></text:p>
      <text:p text:style-name="P356"><text:span text:style-name="T454"><text:tab/>- Range, Energy Cost, and Cooldown</text:span></text:p>
      <text:p text:style-name="P356"><text:span text:style-name="T454"><text:tab/>- Weapon requirments</text:span></text:p>
      <text:p text:style-name="P356"><text:span text:style-name="T454"><text:tab/>- Talent tree requirment / talent tree TIER requirment</text:span></text:p>
      <text:p text:style-name="P356"><text:span text:style-name="T454"><text:tab/>- Ability type (Melee Attack, Ranged Attack, Skill)</text:span></text:p>
      <text:p text:style-name="P356"><text:span text:style-name="T455"/></text:p>
      <text:p text:style-name="P356"><text:span text:style-name="T456">Places ability cards are needed</text:span></text:p>
      <text:p text:style-name="P356"><text:span text:style-name="T457"><text:tab/>- ability tab on menu character DONE</text:span></text:p>
      <text:p text:style-name="P356"><text:span text:style-name="T457"><text:tab/>- abilitys on ability bars in combat DONE</text:span></text:p>
      <text:p text:style-name="P356"><text:span text:style-name="T457"><text:tab/>- spell books DONE</text:span></text:p>
      <text:p text:style-name="P356"><text:span text:style-name="T457"><text:tab/><text:tab/>- in shop<text:s text:c="2"/>DONE</text:span></text:p>
      <text:p text:style-name="P356"><text:span text:style-name="T457"><text:tab/><text:tab/>-inventory DONE</text:span></text:p>
      <text:p text:style-name="P356"><text:span text:style-name="T457"><text:tab/>- talent tree ability buttons DONE</text:span></text:p>
      <text:p text:style-name="P356"><text:span text:style-name="T457"><text:tab/>- spells page, known abilities and active ability bar DONE</text:span></text:p>
      <text:p text:style-name="P356"><text:span text:style-name="T458"/></text:p>
      <text:p text:style-name="P357"><text:span text:style-name="T459">Sprint 106: Update passive info tab views (COMPLETED 11/4/20)</text:span></text:p>
      <text:p text:style-name="P358"><text:span text:style-name="T459">Places passive info sheets are needed</text:span></text:p>
      <text:p text:style-name="P358"><text:span text:style-name="T460"><text:tab/>- passive ability tab on menu character DONE</text:span></text:p>
      <text:p text:style-name="P358"><text:span text:style-name="T460"><text:tab/>- combat scene status icons DONE</text:span></text:p>
      <text:p text:style-name="P358"><text:span text:style-name="T460"><text:tab/>- talent tree passive icons DONE</text:span></text:p>
      <text:p text:style-name="P358"><text:span text:style-name="T460"><text:tab/>- attribute panels on character data stats page DONE</text:span></text:p>
      <text:p text:style-name="P358"><text:span text:style-name="T460"><text:tab/>- item cards DONE</text:span></text:p>
      <text:p text:style-name="P358"><text:span text:style-name="T461">Extra</text:span></text:p>
      <text:p text:style-name="P358"><text:span text:style-name="T462">- change other misc mouse other panels (character data info tabs on stuff like 'strength', etc)</text:span></text:p>
      <text:p text:style-name="P358"><text:span text:style-name="T462">NOTE!! to change pivot on panel, we must change the Y pivot on both 'all elements' object AND vertical fitter object.</text:span></text:p>
      <text:p text:style-name="P358"><text:span text:style-name="T462">HOW TO CHANGE OUTER MAIN FRAME PIVOTING TO MATCH!?</text:span></text:p>
      <text:p text:style-name="P358"><text:span text:style-name="T462">- change middle frames height( it should equal the height of all elements/vert fitter MINUS 40</text:span></text:p>
      <text:p text:style-name="P358"><text:span text:style-name="T462">- the y pivot on 'frames parent' must match the pivot y on all elements object</text:span></text:p>
      <text:p text:style-name="P358"><text:span text:style-name="T462">- the vert lay out group chil alignment enum must match direction (upper centre when pivot downwars, lower centre when pivoting upwards)</text:span></text:p>
      <text:p text:style-name="P358"><text:span text:style-name="T462">1= downwards, 0 = upwards</text:span></text:p>
      <text:p text:style-name="P358"><text:span text:style-name="T463"/></text:p>
      <text:p text:style-name="P359"><text:span text:style-name="T464">Sprint 107: Implement Act 2 logic (after killing boss, restart act 1, but increase power of enemies)</text:span></text:p>
      <text:p text:style-name="P360"><text:span text:style-name="T465">To do</text:span></text:p>
      <text:p text:style-name="P360"><text:span text:style-name="T466">- create state reward logic for boss exclusive states DONE</text:span></text:p>
      <text:p text:style-name="P360"><text:span text:style-name="T466">- implement logic in LivingEntityManager for drastically increasing enemy stats to make act 2 harder</text:span></text:p>
      <text:p text:style-name="P360"><text:span text:style-name="T466">- implement boss exclusive states DONE</text:span></text:p>
      <text:p text:style-name="P360"><text:span text:style-name="T466">- implement logic in event manager for starting act 2 DONE</text:span></text:p>
      <text:p text:style-name="P360"><text:span text:style-name="T466"><text:tab/>- generate new world map</text:span></text:p>
      <text:p text:style-name="P360"><text:span text:style-name="T466"><text:tab/>- place player at home position again</text:span></text:p>
      <text:p text:style-name="P360"><text:span text:style-name="T466"><text:tab/>- all characters heal to full hp</text:span></text:p>
      <text:p text:style-name="P360"><text:span text:style-name="T466">- create map first reveal sequence views and logic</text:span></text:p>
      <text:p text:style-name="P360"><text:span text:style-name="T466"><text:tab/>- after clicking continue button in kings event, a pop up view says Áct 1: The kings <text:tab/>road</text:span></text:p>
      <text:p text:style-name="P360"><text:span text:style-name="T466"><text:tab/>- on loading act 2, the same things occurs 'Act 2: The Wastelands'</text:span></text:p>
      <text:p text:style-name="P360"><text:span text:style-name="T466">DoD</text:span></text:p>
      <text:p text:style-name="P360"><text:span text:style-name="T466">- killing a boss correctly rewards a boss loot package (epic item, boss state, etc) DONE</text:span></text:p>
      <text:p text:style-name="P360"><text:span text:style-name="T466">- loot screen çontinue button correctly plays act 2 segue sequence</text:span></text:p>
      <text:p text:style-name="P360"><text:span text:style-name="T467"/></text:p>
      <text:p text:style-name="P360"><text:span text:style-name="T467"/></text:p>
      <text:p text:style-name="P361"><text:span text:style-name="T468">Sprint XX: Concluding all view updates. Update transistions, polish all views, fixes bugs, etc</text:span></text:p>
      <text:p text:style-name="P362"><text:span text:style-name="T469">- Once all the new views are implemented from previous sprints, polish</text:span></text:p>
      <text:p text:style-name="P362"><text:span text:style-name="T469">- fix bugs</text:span></text:p>
      <text:p text:style-name="P362"><text:span text:style-name="T469">- create defualt view screen system</text:span></text:p>
      <text:p text:style-name="P362"><text:span text:style-name="T469">- create nicer transisitions between views</text:span></text:p>
      <text:p text:style-name="P362"><text:span text:style-name="T469">- find a way to prevent mouse clicks clicking THROUGH the current view and hitting something behind it (like defenders/enemies, or tresure chests, etc)</text:span></text:p>
      <text:p text:style-name="P362"><text:span text:style-name="T469">- General polish and 'razzle dazzle' ideas (where applicable)</text:span></text:p>
      <text:p text:style-name="P362"><text:span text:style-name="T469"><text:tab/>- create VFX and status notifications when events occur</text:span></text:p>
      <text:p text:style-name="P362"><text:span text:style-name="T469"><text:tab/>- create alpha fade in and outs between views</text:span></text:p>
      <text:p text:style-name="P362"><text:span text:style-name="T469"><text:tab/>- some views/windows could transition from offscreen to centre screen</text:span></text:p>
      <text:p text:style-name="P362"><text:span text:style-name="T469"><text:tab/>- state / item rewards create a big card in centre screen, which then shrinks and <text:tab/>lerps towards the inventory button</text:span></text:p>
      <text:p text:style-name="P362"><text:span text:style-name="T469"><text:tab/>- if player has unspent ability points on a character, the character roster button <text:tab/>glows, and so does the character button</text:span></text:p>
      <text:p text:style-name="P362"><text:span text:style-name="T469"><text:tab/>- stat value texts in character data change colour if positive/negative</text:span></text:p>
      <text:p text:style-name="P362"><text:span text:style-name="T470"/></text:p>
      <text:p text:style-name="P362"><text:span text:style-name="T470"/></text:p>
      <text:p text:style-name="P362"><text:span text:style-name="T471">Sprint ??: More Spell VFX and combat scene updates</text:span></text:p>
      <text:p text:style-name="P362"><text:span text:style-name="T472"/></text:p>
      <text:p text:style-name="P362"><text:span text:style-name="T472"/></text:p>
      <text:p text:style-name="P363"><text:span text:style-name="T473">Sprint ??: Combat Scene View Updates</text:span></text:p>
      <text:p text:style-name="P363"><text:span text:style-name="T474"/></text:p>
      <text:p text:style-name="P363"><text:span text:style-name="T475">ALL THIS MAY BE NEED TO BE SPLIT OVER MULTIPLE SPRINTS</text:span></text:p>
      <text:p text:style-name="P364"><text:span text:style-name="T476"/></text:p>
      <text:p text:style-name="P364"><text:span text:style-name="T477">View elements to resdesign and implement</text:span></text:p>
      <text:p text:style-name="P364"><text:span text:style-name="T478">- Ability Bar Panel</text:span></text:p>
      <text:p text:style-name="P364"><text:span text:style-name="T478"><text:tab/>- Ability Buttons</text:span></text:p>
      <text:p text:style-name="P364"><text:span text:style-name="T478"><text:tab/>- Health bar</text:span></text:p>
      <text:p text:style-name="P364"><text:span text:style-name="T478"><text:tab/>- Energy Bar</text:span></text:p>
      <text:p text:style-name="P364"><text:span text:style-name="T478">- Activation Panel</text:span></text:p>
      <text:p text:style-name="P364"><text:span text:style-name="T478"><text:tab/>- Activation Windows</text:span></text:p>
      <text:p text:style-name="P364"><text:span text:style-name="T478">- Tiles</text:span></text:p>
      <text:p text:style-name="P364"><text:span text:style-name="T478"><text:tab/>- Each tile type should have a a few slightly different sprites</text:span></text:p>
      <text:p text:style-name="P364"><text:span text:style-name="T478"><text:tab/>- tiles of differing types should look nicer next to each other</text:span></text:p>
      <text:p text:style-name="P364"><text:span text:style-name="T478"><text:tab/><text:tab/>- e.g adjacent grass tile should look connected, water tiles with adjacent dirt <text:tab/><text:tab/>tiles should have some dirt on their edges, etc etc</text:span></text:p>
      <text:p text:style-name="P364"><text:span text:style-name="T478"><text:tab/>- make tile highlights looks better</text:span></text:p>
      <text:p text:style-name="P364"><text:span text:style-name="T478"><text:tab/>- make tiles animated, e.g.</text:span></text:p>
      <text:p text:style-name="P364"><text:span text:style-name="T478"><text:tab/><text:tab/>- tree tiles sway in the wind</text:span></text:p>
      <text:p text:style-name="P364"><text:span text:style-name="T478"><text:tab/><text:tab/>- grass tile grass sways in the wind</text:span></text:p>
      <text:p text:style-name="P364"><text:span text:style-name="T478"><text:tab/><text:tab/>- water tiles have some kind of animation</text:span></text:p>
      <text:p text:style-name="P364"><text:span text:style-name="T478"><text:tab/><text:tab/><text:tab/>- some water tiles could have nice elements on them, like floating <text:tab/><text:tab/><text:tab/> leaves</text:span></text:p>
      <text:p text:style-name="P364"><text:span text:style-name="T478">- Path Renderer</text:span></text:p>
      <text:p text:style-name="P364"><text:span text:style-name="T478"><text:tab/>- make path renderer path line look better and more in line with the game art <text:tab/><text:s text:c="8"/><text:tab/>theme</text:span></text:p>
      <text:p text:style-name="P364"><text:span text:style-name="T478">- World</text:span></text:p>
      <text:p text:style-name="P364"><text:span text:style-name="T478"><text:tab/>- Create some minor weather effects and animations over the board for flavour, e.g.</text:span></text:p>
      <text:p text:style-name="P364"><text:span text:style-name="T478"><text:tab/><text:tab/>- dust blowing</text:span></text:p>
      <text:p text:style-name="P364"><text:span text:style-name="T478"><text:tab/><text:tab/>- leaves blowing</text:span></text:p>
      <text:p text:style-name="P364"><text:span text:style-name="T478">- Characters</text:span></text:p>
      <text:p text:style-name="P364"><text:span text:style-name="T478"><text:tab/>- create a visual indication of which character is currently activating (e.g. a blue ring <text:tab/>at the base of the character, or an arrow above their head)</text:span></text:p>
      <text:p text:style-name="P364"><text:span text:style-name="T478">- VFX</text:span></text:p>
      <text:p text:style-name="P364"><text:span text:style-name="T478"><text:tab/>- Create all new VFX's for spell and passive effects</text:span></text:p>
      <text:p text:style-name="P364"><text:span text:style-name="T479"/></text:p>
      <text:p text:style-name="P364"><text:span text:style-name="T480">Sprint XX: Invalid action system extended</text:span></text:p>
      <text:p text:style-name="P364"><text:span text:style-name="T481">- implement more way (outside of combat) for IA system can help, e.g.</text:span></text:p>
      <text:p text:style-name="P364"><text:span text:style-name="T481"><text:tab/>- trying to buy an item without enough gold creates message error</text:span></text:p>
      <text:p text:style-name="P364"><text:span text:style-name="T481"><text:tab/>- trying to learn ability from tome without meeting talent req's creates error <text:tab/> <text:tab/>message</text:span></text:p>
      <text:p text:style-name="P364"><text:span text:style-name="T481"><text:tab/>- etc</text:span></text:p>
      <text:p text:style-name="P364"><text:span text:style-name="T482"/></text:p>
      <text:p text:style-name="P364"><text:span text:style-name="T482"/></text:p>
      <text:p text:style-name="P364"><text:span text:style-name="T483">Sprint XX: Design/Implement new story events, update old story events, rework story event view</text:span></text:p>
      <text:p text:style-name="P364"><text:span text:style-name="T484"/></text:p>
      <text:p text:style-name="P364"><text:span text:style-name="T484"/></text:p>
      <text:p text:style-name="P364"><text:span text:style-name="T485">Views to update</text:span></text:p>
      <text:p text:style-name="P364"><text:span text:style-name="T486"><text:tab/>- combat scene UI (ability bars, end turn button, activation panel, etc)</text:span></text:p>
      <text:p text:style-name="P364"><text:span text:style-name="T486"><text:tab/>- game over screen</text:span></text:p>
      <text:p text:style-name="P364"><text:span text:style-name="T486"><text:tab/>- enemy info panel</text:span></text:p>
      <text:p text:style-name="P364"><text:span text:style-name="T487"/></text:p>
      <text:p text:style-name="P365"><text:span text:style-name="T488">Sprint Queue</text:span></text:p>
      <text:p text:style-name="P366"><text:span text:style-name="T489"/></text:p>
      <text:p text:style-name="P366"><text:span text:style-name="T490">Sprint ??: Implement difficulty system</text:span></text:p>
      <text:p text:style-name="P366"><text:span text:style-name="T490">Sprint ??: Implement Act 2 logic (after killing boss, restart act 1, but increase power of enemies)</text:span></text:p>
      <text:p text:style-name="P366"><text:span text:style-name="T490">Sprint ??: More spell / ability VFXs / Fix old VFX spaziness from rigid body</text:span></text:p>
      <text:p text:style-name="P366"><text:span text:style-name="T490">Sprint ??: UCM / Item view updates (items change model appearance)</text:span></text:p>
      <text:p text:style-name="P366"><text:span text:style-name="T490">Sprint ??: Character preset builder screen / features</text:span></text:p>
      <text:p text:style-name="P366"><text:span text:style-name="T490">Sprint ??: Make mobile ready</text:span></text:p>
      <text:p text:style-name="P366"><text:span text:style-name="T490">Sprint ??: Player prefs / load and save game</text:span></text:p>
      <text:p text:style-name="P366"><text:span text:style-name="T491"/></text:p>
      <text:p text:style-name="P366"><text:span text:style-name="T491"/></text:p>
      <text:p text:style-name="P366"><text:span text:style-name="T491"/></text:p>
      <text:p text:style-name="P366"><text:span text:style-name="T492">To do Before giving out for play testing</text:span></text:p>
      <text:list text:style-name="L367">
        <text:list-item>
          <text:p text:style-name="P367"><text:span text:style-name="T493">TIP SYSTEM!: at least while screen loading, something simple. DONE</text:span></text:p>
        </text:list-item>
        <text:list-item>
          <text:p text:style-name="P367"><text:span text:style-name="T493">Action queue system (prevent players from accidently breaking game by using an ability while another ability action is not yet resolved) DONE</text:span></text:p>
        </text:list-item>
        <text:list-item>
          <text:p text:style-name="P367"><text:span text:style-name="T493">Game over victory and game over defeat events confirmed to work properly DONE</text:span></text:p>
        </text:list-item>
        <text:list-item>
          <text:p text:style-name="P367"><text:span text:style-name="T493">Player Prefs / save game / load saved game feature</text:span></text:p>
        </text:list-item>
        <text:list-item>
          <text:p text:style-name="P367"><text:span text:style-name="T493">quit button on main menu closes application DONE</text:span></text:p>
        </text:list-item>
        <text:list-item>
          <text:p text:style-name="P367"><text:span text:style-name="T493">Re do status icons view system DONE</text:span></text:p>
        </text:list-item>
        <text:list-item>
          <text:p text:style-name="P367"><text:span text:style-name="T493">update ability card views / make an ability card prefab DONE</text:span></text:p>
        </text:list-item>
        <text:list-item>
          <text:p text:style-name="P367"><text:span text:style-name="T494">combat helper system integrated with defender orders (choose a target, choose a tile, etc) DONE</text:span></text:p>
        </text:list-item>
        <text:list-item>
          <text:p text:style-name="P367"><text:span text:style-name="T494">in future, this info panel will have a cancel button for mobile, since mobile users cant right click</text:span></text:p>
        </text:list-item>
        <text:list-item>
          <text:p text:style-name="P367"><text:span text:style-name="T494">error helper system DONE</text:span></text:p>
        </text:list-item>
        <text:list-item>
          <text:p text:style-name="P367"><text:span text:style-name="T494">combat system (“Invalid target: out of range, target has stealth etc. You don't have enough energy for that! Cant use ability: Character is silenced, etc etc)” DONE</text:span></text:p>
        </text:list-item>
        <text:list-item>
          <text:p text:style-name="P367"><text:span text:style-name="T494">Update kings blessing event buttons views DONE</text:span></text:p>
        </text:list-item>
      </text:list>
      <text:p text:style-name="P368"><text:span text:style-name="T495"/></text:p>
      <text:p text:style-name="P368"><text:span text:style-name="T495"/></text:p>
      <text:p text:style-name="P368"><text:span text:style-name="T495"/></text:p>
      <text:p text:style-name="P368"><text:span text:style-name="T496">Views and Visuals to update (general over view)</text:span></text:p>
      <text:list text:style-name="L369">
        <text:list-item>
          <text:p text:style-name="P369"><text:span text:style-name="T497">Main menu screen</text:span></text:p>
        </text:list-item>
        <text:list-item>
          <text:p text:style-name="P369"><text:span text:style-name="T497">Team builder screen</text:span></text:p>
        </text:list-item>
        <text:list-item>
          <text:p text:style-name="P369"><text:span text:style-name="T497">World Map</text:span></text:p>
        </text:list-item>
        <text:list-item>
          <text:p text:style-name="P369"><text:span text:style-name="T497">Character Panel</text:span></text:p>
        </text:list-item>
        <text:list-item>
          <text:p text:style-name="P369"><text:span text:style-name="T497">Front Page</text:span></text:p>
        </text:list-item>
        <text:list-item>
          <text:p text:style-name="P369"><text:span text:style-name="T497">Talents Page</text:span></text:p>
        </text:list-item>
        <text:list-item>
          <text:p text:style-name="P369"><text:span text:style-name="T497">Camp site screen</text:span></text:p>
        </text:list-item>
        <text:list-item>
          <text:p text:style-name="P369"><text:span text:style-name="T497">Shop screen</text:span></text:p>
        </text:list-item>
        <text:list-item>
          <text:p text:style-name="P369"><text:span text:style-name="T497">Game Level</text:span></text:p>
        </text:list-item>
        <text:list-item>
          <text:p text:style-name="P369"><text:span text:style-name="T497">Level BG</text:span></text:p>
        </text:list-item>
        <text:list-item>
          <text:p text:style-name="P369"><text:span text:style-name="T497">Tiles</text:span></text:p>
        </text:list-item>
        <text:list-item>
          <text:p text:style-name="P369"><text:span text:style-name="T497">Enemy Info panels</text:span></text:p>
        </text:list-item>
        <text:list-item>
          <text:p text:style-name="P369"><text:span text:style-name="T497">Top Panel</text:span></text:p>
        </text:list-item>
        <text:list-item>
          <text:p text:style-name="P369"><text:span text:style-name="T497">States View</text:span></text:p>
        </text:list-item>
        <text:list-item>
          <text:p text:style-name="P369"><text:span text:style-name="T497">Defender ability bar view</text:span></text:p>
        </text:list-item>
        <text:list-item>
          <text:p text:style-name="P369"><text:span text:style-name="T497">All new ability + passive icons</text:span></text:p>
        </text:list-item>
        <text:list-item>
          <text:p text:style-name="P369"><text:span text:style-name="T497">Ability Info Panel</text:span></text:p>
        </text:list-item>
        <text:list-item>
          <text:p text:style-name="P369"><text:span text:style-name="T497">Items + Item Cards</text:span></text:p>
        </text:list-item>
        <text:list-item>
          <text:p text:style-name="P369"><text:span text:style-name="T497">States + State Cards</text:span></text:p>
        </text:list-item>
      </text:list>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text:p text:style-name="P370"><text:span text:style-name="T49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